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2985657803922147" text:style-name="L1">
        <text:list-item>
          <text:p text:style-name="P1">Java Generics do not support the use of primitive types as they do not inherit from the object class. Before generics were put into Java, collections as included in java worked only with collections of type Object. Usage of other things was done by casting the to type Object. When Generics were added, to achieve backwards compatibility, all they did was find the generic code and replace it with the previous cast to object then back to the class code. As such anything used by Generics needs to be castable to Object- which primitives aren't.</text:p>
        </text:list-item>
        <text:list-item>
          <text:p text:style-name="P1">H</text:p>
        </text:list-item>
        <text:list-item>
          <text:p text:style-name="P1">Firstly, when you compare strings with == you are not comparing the contents of the string but rather the references to them. As such if the references are not equal, the result will be false- even if the strings contain the same characters. For the first code extract you specifically create two new string objects with new String() and as such there are two string objects created, and the references to each of them <text:s/>are different and hence return false under ==. In the second example however, you do not explicitly create two new string objects and so the compiler sees the code and realises that it could be optimised by having two references pointing to the same string object, rather than create two string objects when you have not told it to. This results in two equal references which will return true under ==.</text:p>
        </text:list-item>
        <text:list-item>
          <text:p text:style-name="P1">h</text:p>
        </text:list-item>
        <text:list-item>
          <text:p text:style-name="P1">The State pattern and the Strategy pattern are, in UML, the same thing. The differences occur in their purpose. The State pattern is designed to abstract away method choice based on the state within an object, while Strategy selects algorithms based on prefrence. As such the State pattern strictly gives you no choice as to which method is run, it is entirely dependent on the state of the object, while in Strategy you can and sometimes must explicitly choose which implementation to use. Also, in Strategy, all the subclass methods must produce a similar result (although they do it in different ways) while in State, they can do wildly different things.</text:p>
        </text:list-item>
        <text:list-item>
          <text:p text:style-name="P1">Java uses the Decorator pattern with it's inbuilt abstract Reader class. Various subclasses of Reader, such as FilterReader contain Reader objects which provide the basic functionality for the class. The subclasses then wrap around that object.</text:p>
        </text:list-item>
        <text:list-item>
          <text:p text:style-name="P1">The singleton pattern is a way of ensuring there is only one instance of a specified class at any time. For example, if you had a class which provided access to the monitor, you would only want one at any time to prevent concurrently changing the screen. This is done by makingthe constructor private, adn creating a static instance of your class within the class.</text:p>
        </text:list-item>
        <text:list-item>
          <text:p text:style-name="P1">I took a look at the Servant pattern, which involves abstracting behaviour for a group of objects with similar behaviour into a separate class which contains methods which take the original objects as arguments.</text:p>
        </text:list-item>
        <text:list-item>
          <text:p text:style-name="P1">My antipattern is the God Object. This is an anti-pattern as it essentially defeats the point of using OOP. It involves placing to much code in one class, resulting in a lack of modularity or reusability, and resulting in the same 'spaghetti code' problems seen in procedural languages.</text:p>
        </text:list-item>
        <text:list-item>
          <text:p text:style-name="P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9H21M24S</meta:editing-duration>
    <meta:editing-cycles>4</meta:editing-cycles>
    <meta:generator>OpenOffice/4.1.1$Win32 OpenOffice.org_project/411m6$Build-9775</meta:generator>
    <dc:date>2014-11-30T17:26:42.11</dc:date>
    <meta:document-statistic meta:table-count="0" meta:image-count="0" meta:object-count="0" meta:page-count="1" meta:paragraph-count="9" meta:word-count="545" meta:character-count="3149"/>
    <meta:user-defined meta:name="Info 1"/>
    <meta:user-defined meta:name="Info 2"/>
    <meta:user-defined meta:name="Info 3"/>
    <meta:user-defined meta:name="Info 4"/>
  </office:meta>
</office:document-meta>
</file>